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2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P5" style:family="paragraph" style:parent-style-name="Text_20_body" style:list-style-name="L4">
      <style:paragraph-properties fo:margin-top="0cm" fo:margin-bottom="0cm" loext:contextual-spacing="false"/>
    </style:style>
    <style:style style:name="P6" style:family="paragraph" style:parent-style-name="Text_20_body" style:list-style-name="L5">
      <style:paragraph-properties fo:margin-top="0cm" fo:margin-bottom="0cm" loext:contextual-spacing="false"/>
    </style:style>
    <style:style style:name="P7" style:family="paragraph" style:parent-style-name="Text_20_body" style:list-style-name="L6">
      <style:paragraph-properties fo:margin-top="0cm" fo:margin-bottom="0cm" loext:contextual-spacing="false"/>
    </style:style>
    <style:style style:name="P8" style:family="paragraph" style:parent-style-name="Text_20_body" style:list-style-name="L7">
      <style:paragraph-properties fo:margin-top="0cm" fo:margin-bottom="0cm" loext:contextual-spacing="false"/>
    </style:style>
    <style:style style:name="P9" style:family="paragraph" style:parent-style-name="Text_20_body" style:list-style-name="L8">
      <style:paragraph-properties fo:margin-top="0cm" fo:margin-bottom="0cm" loext:contextual-spacing="false"/>
    </style:style>
    <style:style style:name="P10" style:family="paragraph" style:parent-style-name="Text_20_body" style:list-style-name="L9">
      <style:paragraph-properties fo:margin-top="0cm" fo:margin-bottom="0cm" loext:contextual-spacing="false"/>
    </style:style>
    <style:style style:name="P11" style:family="paragraph" style:parent-style-name="Text_20_body" style:list-style-name="L10">
      <style:paragraph-properties fo:margin-top="0cm" fo:margin-bottom="0cm" loext:contextual-spacing="false"/>
    </style:style>
    <style:style style:name="P12" style:family="paragraph" style:parent-style-name="Text_20_body" style:list-style-name="L11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13">
      <style:paragraph-properties fo:margin-top="0cm" fo:margin-bottom="0cm" loext:contextual-spacing="false"/>
    </style:style>
    <style:style style:name="P15" style:family="paragraph" style:parent-style-name="Text_20_body" style:list-style-name="L14">
      <style:paragraph-properties fo:margin-top="0cm" fo:margin-bottom="0cm" loext:contextual-spacing="false"/>
    </style:style>
    <style:style style:name="P16" style:family="paragraph" style:parent-style-name="Text_20_body" style:list-style-name="L15">
      <style:paragraph-properties fo:margin-top="0cm" fo:margin-bottom="0cm" loext:contextual-spacing="false"/>
    </style:style>
    <style:style style:name="P17" style:family="paragraph" style:parent-style-name="Text_20_body" style:list-style-name="L16">
      <style:paragraph-properties fo:margin-top="0cm" fo:margin-bottom="0cm" loext:contextual-spacing="false"/>
    </style:style>
    <style:style style:name="P18" style:family="paragraph" style:parent-style-name="Text_20_body" style:list-style-name="L17">
      <style:paragraph-properties fo:margin-top="0cm" fo:margin-bottom="0cm" loext:contextual-spacing="false"/>
    </style:style>
    <style:style style:name="P19" style:family="paragraph" style:parent-style-name="Text_20_body" style:list-style-name="L18">
      <style:paragraph-properties fo:margin-top="0cm" fo:margin-bottom="0cm" loext:contextual-spacing="false"/>
    </style:style>
    <style:style style:name="P20" style:family="paragraph" style:parent-style-name="Text_20_body" style:list-style-name="L19">
      <style:paragraph-properties fo:margin-top="0cm" fo:margin-bottom="0cm" loext:contextual-spacing="false"/>
    </style:style>
    <style:style style:name="P21" style:family="paragraph" style:parent-style-name="Text_20_body" style:list-style-name="L20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25396354" text:style-name="L1">
        <text:list-item>
          <text:p text:style-name="P2"><text:span text:style-name="Strong_20_Emphasis">Мета механічних обчислювальних пристроїв</text:span> – автоматизація обчислень, зменшення людських помилок і прискорення обробки даних. </text:p>
        </text:list-item>
      </text:list>
      <text:list xml:id="list3839160791" text:style-name="L2">
        <text:list-item>
          <text:p text:style-name="P3"><text:span text:style-name="Strong_20_Emphasis">Проблема взаємодії з механічними пристроями</text:span> – складність введення даних, фізичний знос компонентів і обмежена швидкість роботи. </text:p>
        </text:list-item>
      </text:list>
      <text:list xml:id="list3780291125" text:style-name="L3">
        <text:list-item>
          <text:p text:style-name="P4"><text:span text:style-name="Strong_20_Emphasis">Популярні INPUT-засоби</text:span> – клавіатура, сенсорний екран. </text:p>
        </text:list-item>
      </text:list>
      <text:list xml:id="list349579977" text:style-name="L4">
        <text:list-item>
          <text:p text:style-name="P5"><text:span text:style-name="Strong_20_Emphasis">Популярні OUTPUT-засоби</text:span> – екран, аудіовихід (динаміки, навушники). </text:p>
        </text:list-item>
      </text:list>
      <text:list xml:id="list3554414291" text:style-name="L5">
        <text:list-item>
          <text:p text:style-name="P6"><text:span text:style-name="Strong_20_Emphasis">Вибір INPUT/OUTPUT-засобу</text:span> залежить від зручності, швидкості та точності взаємодії з системою. </text:p>
        </text:list-item>
      </text:list>
      <text:list xml:id="list1974227722" text:style-name="L6">
        <text:list-item>
          <text:p text:style-name="P7"><text:span text:style-name="Strong_20_Emphasis">Змішана реальність (MR)</text:span> поєднує реальний і віртуальний світи, дозволяючи взаємодію між ними в реальному часі. </text:p>
        </text:list-item>
      </text:list>
      <text:list xml:id="list1911166879" text:style-name="L7">
        <text:list-item>
          <text:p text:style-name="P8"><text:span text:style-name="Strong_20_Emphasis">Перевага доповненої реальності (AR)</text:span> – збереження зв’язку з реальним світом, що робить її більш практичною. </text:p>
        </text:list-item>
      </text:list>
      <text:list xml:id="list4200279400" text:style-name="L8">
        <text:list-item>
          <text:p text:style-name="P9"><text:span text:style-name="Strong_20_Emphasis">Особливість доповненої віртуальності</text:span> – значна заміна реального середовища на цифрове. </text:p>
        </text:list-item>
      </text:list>
      <text:list xml:id="list1213648505" text:style-name="L9">
        <text:list-item>
          <text:p text:style-name="P10"><text:span text:style-name="Strong_20_Emphasis">Навчання з AR</text:span> – це інтерактивні уроки, коли учень отримує візуальні підказки у реальному просторі. </text:p>
        </text:list-item>
      </text:list>
      <text:list xml:id="list1588247444" text:style-name="L10">
        <text:list-item>
          <text:p text:style-name="P11"><text:span text:style-name="Strong_20_Emphasis">Маркерне розпізнавання</text:span> використовує спеціальні зображення-маркери, тоді як <text:span text:style-name="Strong_20_Emphasis">безмаркерне</text:span> використовує просторове розпізнавання. </text:p>
        </text:list-item>
      </text:list>
      <text:list xml:id="list883485840" text:style-name="L11">
        <text:list-item>
          <text:p text:style-name="P12"><text:span text:style-name="Strong_20_Emphasis">Перевага маркерного розпізнавання</text:span> – точність і швидкість ідентифікації об’єктів. </text:p>
        </text:list-item>
      </text:list>
      <text:list xml:id="list129964563" text:style-name="L12">
        <text:list-item>
          <text:p text:style-name="P13"><text:span text:style-name="Strong_20_Emphasis">Недолік маркерного розпізнавання</text:span> – необхідність фізичних маркерів. </text:p>
        </text:list-item>
      </text:list>
      <text:list xml:id="list3799333679" text:style-name="L13">
        <text:list-item>
          <text:p text:style-name="P14"><text:span text:style-name="Strong_20_Emphasis">"Хто оглядає?"</text:span> – інформація про користувача (його пристрій, ідентифікація). </text:p>
        </text:list-item>
      </text:list>
      <text:list xml:id="list25049949" text:style-name="L14">
        <text:list-item>
          <text:p text:style-name="P15"><text:span text:style-name="Strong_20_Emphasis">"Де оглядається?"</text:span> – просторове розташування, середовище взаємодії. </text:p>
        </text:list-item>
      </text:list>
      <text:list xml:id="list3928708368" text:style-name="L15">
        <text:list-item>
          <text:p text:style-name="P16"><text:span text:style-name="Strong_20_Emphasis">"Коли оглядається?"</text:span> – часова характеристика взаємодії. </text:p>
        </text:list-item>
      </text:list>
      <text:list xml:id="list308414296" text:style-name="L16">
        <text:list-item>
          <text:p text:style-name="P17"><text:span text:style-name="Strong_20_Emphasis">AR у візуальному пошуку</text:span> – наприклад, Google Lens для розпізнавання предметів через камеру. </text:p>
        </text:list-item>
      </text:list>
      <text:list xml:id="list2513439051" text:style-name="L17">
        <text:list-item>
          <text:p text:style-name="P18"><text:span text:style-name="Strong_20_Emphasis">AR у навігації</text:span> – наприклад, Google Maps AR для вказівки напрямку в реальному середовищі. </text:p>
        </text:list-item>
      </text:list>
      <text:list xml:id="list1892288055" text:style-name="L18">
        <text:list-item>
          <text:p text:style-name="P19"><text:span text:style-name="Strong_20_Emphasis">AR у перевтіленні</text:span> – віртуальні примірочні (макіяж, одяг, інтер’єри). </text:p>
        </text:list-item>
      </text:list>
      <text:list xml:id="list3297155504" text:style-name="L19">
        <text:list-item>
          <text:p text:style-name="P20"><text:span text:style-name="Strong_20_Emphasis">Недоліки Native AR</text:span> – потреба в установці, залежність від ОС. </text:p>
        </text:list-item>
      </text:list>
      <text:list xml:id="list1626801996" text:style-name="L20">
        <text:list-item>
          <text:p text:style-name="P21"><text:span text:style-name="Strong_20_Emphasis">Недоліки WebAR</text:span> – обмежена продуктивність, потреба в інтернеті. </text:p>
        </text:list-item>
      </text:list>
      <text:list xml:id="list2571709161" text:style-name="L21">
        <text:list-item>
          <text:p text:style-name="P1"><text:span text:style-name="Strong_20_Emphasis">Відмінність UPS і QR-кодів</text:span> – UPS містить лише числовий код і застосовується в роздрібній торгівлі, а QR-код може зберігати більше даних (URL, текст тощо) та швидше скануватися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12T14:46:04.537000000</dc:date>
    <meta:editing-duration>PT7S</meta:editing-duration>
    <meta:editing-cycles>1</meta:editing-cycles>
    <meta:document-statistic meta:table-count="0" meta:image-count="0" meta:object-count="0" meta:page-count="1" meta:paragraph-count="21" meta:word-count="242" meta:character-count="1912" meta:non-whitespace-character-count="1673"/>
    <meta:generator>Trio_Office/6.2.8.2$Windows_x86 LibreOffice_project/</meta:generator>
  </office:meta>
</office:document-meta>
</file>